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 style:may-break-between-rows="false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P1" style:family="paragraph" style:parent-style-name="Standard">
      <style:text-properties text:display="none"/>
    </style:style>
    <style:style style:name="P2" style:family="paragraph" style:parent-style-name="Standard">
      <style:text-properties officeooo:paragraph-rsid="0006ae03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Definizione_20_Nome">
      <style:paragraph-properties fo:margin-left="0cm" fo:margin-right="0cm" fo:text-align="justify" style:justify-single-word="false" fo:text-indent="0cm" style:auto-text-indent="false"/>
      <style:text-properties officeooo:paragraph-rsid="00085fb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81436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54bb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6ae03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54bb1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ae03" style:font-style-asian="normal" style:font-style-complex="normal"/>
    </style:style>
    <style:style style:name="T9" style:family="text">
      <style:text-properties officeooo:rsid="0006ae0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"><text:text-input text:description="">Committente</text:text-input></text:p>
          </table:table-cell>
        </table:table-row>
        <table:table-row>
          <table:table-cell table:style-name="Tabella1.A2" office:value-type="string">
            <text:p text:style-name="P4"><text:span text:style-name="T6">Sicurezza e tutela della Privacy</text:span><text:span text:style-name="T3">: </text:span><text:span text:style-name="T1">Data la criticità di alcuni aspetti burocratici come la gestione del bando, la pubblicazione di <text:s text:c="2"/>quest'ultimo, i pagamenti delle rette e i questionari anonimi di valutazione dei servizi offerti dall'asilo, il committente ritiene importante un grado elevato di sicurezza dei dati memorizzati dal sistema. </text:span><text:span text:style-name="T2">In quanto i dati inseriti nel sistema fanno parte di informazioni strettamente personale, come ad esempio i dati relativi ai pagamenti delle rette che avvengono in via telematica, oppure riguardanti persone con problemi legati al mondo dell'handicap.</text:span></text:p>
            <text:p text:style-name="P2"/>
            <text:p text:style-name="P4"><text:span text:style-name="T5">Adattabilità e Portabilità</text:span><text:span text:style-name="T1">:</text:span><text:span text:style-name="T12"> </text:span><text:span text:style-name="T4">I</text:span><text:span text:style-name="T1">l sistema deve poter garantire le stesse funzionalità in browser differenti e su architetture hardware diverse.</text:span></text:p>
          </table:table-cell>
        </table:table-row>
      </table:table>
      <text:p text:style-name="P1">QUELLA SOPRA È UNA TABELLA.</text:p>
      <text:p text:style-name="P1">PER AGGIUNGERE UN ALTRO REQUISITO, INSERIRE UNA NUOVA RIGA NELLA TAB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auto" fo:break-after="auto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cm" fo:margin-bottom="0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4cm" fo:margin-bottom="0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319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rischi" style:display-name="Numerazione rischi">
      <text:list-level-style-number text:level="1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2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3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4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5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6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7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8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9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10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4:19:41.89</meta:creation-date>
    <meta:editing-duration>PT22M23S</meta:editing-duration>
    <meta:editing-cycles>6</meta:editing-cycles>
    <meta:generator>LibreOffice/3.6$Windows_x86 LibreOffice_project/da8c1e6-fd468f4-454e206-f42a4a9-143cfd</meta:generator>
    <dc:date>2012-11-03T14:29:18.75</dc:date>
    <meta:document-statistic meta:table-count="1" meta:image-count="0" meta:object-count="0" meta:page-count="1" meta:paragraph-count="3" meta:word-count="106" meta:character-count="740" meta:non-whitespace-character-count="635"/>
  </office:meta>
</office:document-meta>
</file>